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5D470121F3815A89.png" manifest:media-type="image/png"/>
  <manifest:file-entry manifest:full-path="Pictures/10000000000001C2000000F79E4A6B58CB15EA2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2550b9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paragraph-rsid="00241277"/>
    </style:style>
    <style:style style:name="P12" style:family="paragraph" style:parent-style-name="Text_20_body">
      <style:paragraph-properties fo:text-align="justify" style:justify-single-word="false"/>
      <style:text-properties officeooo:paragraph-rsid="002550b9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7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8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Heading_20_1">
      <style:text-properties officeooo:rsid="0014c507" officeooo:paragraph-rsid="0014c507"/>
    </style:style>
    <style:style style:name="P22" style:family="paragraph" style:parent-style-name="Notas_20_Informativas">
      <style:paragraph-properties fo:text-align="justify" style:justify-single-word="false"/>
      <style:text-properties fo:font-weight="normal" officeooo:paragraph-rsid="0027967d" style:font-weight-asian="normal" style:font-weight-complex="normal"/>
    </style:style>
    <style:style style:name="P23" style:family="paragraph" style:parent-style-name="Titulo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style:font-name="Webdings" fo:font-size="14pt" fo:font-weight="bold" officeooo:rsid="0014c507" style:font-name-asian="Webdings" style:font-size-asian="14pt" style:font-weight-asian="bold" style:font-name-complex="Webdings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1277" style:font-weight-asian="bold" style:font-weight-complex="bold"/>
    </style:style>
    <style:style style:name="T8" style:family="text">
      <style:text-properties fo:font-weight="bold" officeooo:rsid="0014c507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style:font-name="Calibri1" fo:font-size="12pt" style:font-size-asian="12pt" style:font-size-complex="12pt"/>
    </style:style>
    <style:style style:name="T12" style:family="text">
      <style:text-properties style:font-name="Calibri1" fo:font-size="12pt" officeooo:rsid="0013cf67" style:font-size-asian="12pt" style:font-size-complex="12pt"/>
    </style:style>
    <style:style style:name="T13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5" style:family="text">
      <style:text-properties fo:text-transform="uppercase" fo:color="#336633" style:font-name="Calibri1" fo:font-size="24pt" fo:font-weight="bold" officeooo:rsid="002550b9" style:font-size-asian="24pt" style:font-weight-asian="bold" style:font-size-complex="24pt" style:font-weight-complex="bold"/>
    </style:style>
    <style:style style:name="T16" style:family="text">
      <style:text-properties officeooo:rsid="0022f7fb"/>
    </style:style>
    <style:style style:name="T17" style:family="text">
      <style:text-properties officeooo:rsid="00239c90"/>
    </style:style>
    <style:style style:name="T18" style:family="text">
      <style:text-properties fo:language="es" fo:country="ES" officeooo:rsid="00239c90"/>
    </style:style>
    <style:style style:name="T19" style:family="text">
      <style:text-properties fo:language="es" fo:country="ES" officeooo:rsid="002550b9"/>
    </style:style>
    <style:style style:name="T20" style:family="text">
      <style:text-properties officeooo:rsid="00241277"/>
    </style:style>
    <style:style style:name="T21" style:family="text">
      <style:text-properties officeooo:rsid="002550b9"/>
    </style:style>
    <style:style style:name="T22" style:family="text">
      <style:text-properties officeooo:rsid="0014c507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4" text:name="NumeroTema"/>
        <text:user-field-decl office:value-type="string" office:string-value="Eventos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0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9E4A6B58CB15EA20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3">TEMA </text:span><text:span text:style-name="T15">4</text:span><text:span text:style-name="T13"> – </text:span><text:span text:style-name="T14">ACTIVIDAD 1 </text:span></text:p>
      <text:p text:style-name="P9"><text:span text:style-name="T14">(No evaluable)</text:span><text:span text:style-name="T13">.</text:span></text:p>
      <text:p text:style-name="P7"><text:user-field-get text:name="Tema">Eventos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6">Sergio García Barea</text:p>
      <text:p text:style-name="P15"><text:span text:style-name="T9"><text:s/></text:span><text:a xlink:type="simple" xlink:href="mailto:mail@ceedcv.e" text:style-name="Internet_20_link" text:visited-style-name="Visited_20_Internet_20_Link"><text:span text:style-name="T12">sergio.garcia</text:span></text:a><text:a xlink:type="simple" xlink:href="mailto:mail@ceedcv.e" text:style-name="Internet_20_link" text:visited-style-name="Visited_20_Internet_20_Link"><text:span text:style-name="T11">@ceedcv.e</text:span></text:a><text:span text:style-name="T10">s</text:span></text:p>
      <text:p text:style-name="P18">201<text:span text:style-name="T21">8</text:span>/201<text:span text:style-name="T21">9</text:span></text:p>
      <text:p text:style-name="P17"><text:tab/><text:tab/><text:tab/><text:tab/><text:tab/><text:tab/><text:tab/><text:tab/><text:tab/><text:tab/>Versión:<text:date style:data-style-name="N104" text:date-value="2018-07-12T10:31:56.719178692">180712</text:date>.<text:time style:data-style-name="N105" text:time-value="2018-07-12T10:31:56.719333338">1031</text:time> </text:p>
      <text:p text:style-name="P3"><text:soft-page-break/></text:p>
      <text:p text:style-name="Standard"/>
      <text:p text:style-name="P10">Licencia</text:p>
      <text:p text:style-name="Standard"/>
      <text:p text:style-name="P14"><draw:frame draw:style-name="fr3" draw:name="gráficos3" text:anchor-type="paragraph" svg:x="0.741cm" svg:y="0cm" svg:width="2cm" svg:height="0.7cm" draw:z-index="2"><draw:image xlink:href="Pictures/1000000000000076000000295D470121F3815A89.png" xlink:type="simple" xlink:show="embed" xlink:actuate="onLoad" loext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3"/>
      <text:p text:style-name="Notas_20_Informativas"><text:span text:style-name="T3"> </text:span>Atención</text:p>
      <text:p text:style-name="P13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9">1.Boletín de ejercicios<text:tab/>3</text:p>
        </text:index-body>
      </text:table-of-content>
      <text:p text:style-name="Standard"/>
      <text:p text:style-name="P23">UD0<text:user-field-get text:name="NumeroTema">4</text:user-field-get>. <text:user-field-get text:name="Tema">Eventos</text:user-field-get></text:p>
      <text:p text:style-name="Titulo"/>
      <text:h text:style-name="P21" text:outline-level="1">Boletín de ejercicios</text:h>
      <text:p text:style-name="P22"><text:span text:style-name="T4"> </text:span><text:span text:style-name="T22">Intenta hacer los programas por ti mismo, bien comentados y sin mirar código de otros. Te ayudará a aprender muchísimo :)</text:span></text:p>
      <text:p text:style-name="P12"><text:span text:style-name="T6">1)</text:span> <text:span text:style-name="T18">Haz un programa que mediante eventos y el uso del objeto event, te muestre en todo momento la posición actual del ratón en pantalla.</text:span></text:p>
      <text:p text:style-name="P12"><text:span text:style-name="T18">Para mostrarlo modificaremos de forma dinámica un elemento XHTML (Ejemplo, un &lt;p&gt;) </text:span><text:span text:style-name="T19">que nos muestre la posición actual del ratón</text:span><text:span text:style-name="T18">.</text:span></text:p>
      <text:p text:style-name="P11"><text:span text:style-name="T6">2)</text:span> Realizar un programa <text:span text:style-name="T17">con dos botones “Comenzar Saludos” y “Parar Saludos”. Al hacer click en “Comenzar Saludos”, lance un setInterval que cada 5 segundos muestre un alert con “Hola”. El botón “Parar Saludos” parará esa secuencia.</text:span></text:p>
      <text:p text:style-name="P11"><text:span text:style-name="T6">3)</text:span> <text:span text:style-name="T16">Haz un programa que cuando se presione una tecla, calcule cuantos DNIs de 4 cifras (del 0001 al 9999) tienen esa letra y te mostrará los DNIs y sus letras en un elemento XHTML</text:span><text:span text:style-name="T18">(Ejemplo, un &lt;p&gt;)</text:span><text:span text:style-name="T16">.</text:span></text:p>
      <text:p text:style-name="P11"><text:span text:style-name="T7">4</text:span><text:span text:style-name="T6">)</text:span> <text:span text:style-name="T16">Haz un programa que al hacer doble click en la pantalla del navegador, cambie el fondo a un color aleatorio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4" text:name="NumeroTema"/>
          <text:user-field-decl office:value-type="string" office:string-value="Eventos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Eventos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55M7S</meta:editing-duration>
    <meta:editing-cycles>15</meta:editing-cycles>
    <meta:generator>LibreOffice/6.0.5.2$Linux_X86_64 LibreOffice_project/00m0$Build-2</meta:generator>
    <dc:title>Plantilla CEED</dc:title>
    <dc:date>2018-07-12T10:31:56.610814274</dc:date>
    <meta:document-statistic meta:table-count="0" meta:image-count="2" meta:object-count="0" meta:page-count="3" meta:paragraph-count="30" meta:word-count="279" meta:character-count="1734" meta:non-whitespace-character-count="1463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